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79F50970EA667E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67cm, 3.595cm, 9.381cm, 2.62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86cm" svg:height="21.699cm" svg:x="0.991cm" svg:y="2.392cm">
          <draw:image xlink:href="Pictures/10000000000005E8000007E0279F50970EA667E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7:22.492716954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